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mputing as a discipline </text:p>
      <text:p text:style-name="Standard"/>
      <text:p text:style-name="Standard">Maailman suurin tietojenkäsittelyalan kolutukseen ja tutkimukseen keskittynyt järjestö ACM (Association for computing machinery) perusti vuonna 1985 työryhmän, jonka tehtävänä oli määritellä tietojenkäsittelyn ydinalueet ja luoda uusi perusta alan koulutukselle. Artikkeli Computing as a Discipline, joka julkaistiin vuonna 1989, on tiivistelmä tuon työryhmän loppuraportista.</text:p>
      <text:p text:style-name="Standard"/>
      <text:p text:style-name="Standard">Tietojenkäsittelytiede perustuu yhtäältä hyvin abstraktiin ja teoreettiseen matematiikkaan, toisaalta se on soveltavaa, insinööritaitoa vaativaa suunnittelua. ACM:n työryhmä jakaa tietojenkäsittelyn kolmeen ”paradigmaan”. ACM:n työryhmän mukaan tietojenkäsittelytiede sisältää sekä matematiikalle, luonnontieteille että insinööritieteille ominaisia tutkimusmenetelmiä. Matematiikkaan pohjaava teoreettinen paradigma luo määritelmiä, esittää hypoteeseja niiden välisistä suhteista ja etsii todistuksia hypoteesien tueksi tai kumoamiseksi. Abstrahointiparadigma muistuttaa luonnontieteiden kokeellista metodia, jossa esitetään hypoteeseja, luodaan niiden pohjalta abstrakteja malleja, joita arvioidaan kokeista saadun datan valossa. M:n työryhmän kolmas, nk suunnitteluparadigma on insinööritieteistä tuttu menetelmä, jossa rakennetaan järjestelmiä ja ratkaistaan suunnitteluongelmia. Artikkelin tekijät korostavat, että mitään näistä kolmesta paradigmasta ei voi muita tärkeämpänä.</text:p>
      <text:p text:style-name="Standard"/>
      <text:p text:style-name="Standard">ACM:n työryhmän loppuraportin pääsisältönä on ehdotus tietojenkäsittelytieteen opinto-ohjelmaksi, jota varten työryhmä on jakanut alan yhdeksään osa-alueeseen. Osa-alueet ovat: 1) algoritmit ja tietorakenteet; 2) ohjelmointikielet; 3) arkkitehtuuri; 4) laskenta; 5) käyttöjärjestelmät; 6) ohjelmoinnin menetelmät ja suunnittelu; 7) tietokannat ja tiedonhaku; 8) tekoäly ja robotiikka; 9) ihmisen ja tietokoneen vuorovaikutus. Tämä jako vaikuttaa pätevältä yli kaksi vuosikymmentä raportin julkaisun jälkeen. Sen sijaan raportin sisältämä tarkempi erittely kunkin osa-alueen sisällöstä on osin vanhentunut, kuten raportin laatijat ennakoivat käyvä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ko Talvensaari</meta:initial-creator>
    <meta:creation-date>2013-01-05T07:09:19</meta:creation-date>
    <dc:date>2013-01-10T17:08:42</dc:date>
    <dc:creator>Mikko Talvensaari</dc:creator>
    <meta:editing-duration>PT6H11M7S</meta:editing-duration>
    <meta:editing-cycles>3</meta:editing-cycles>
    <meta:generator>LibreOffice/3.5$Linux_X86_64 LibreOffice_project/350m1$Build-2</meta:generator>
    <meta:document-statistic meta:table-count="0" meta:image-count="0" meta:object-count="0" meta:page-count="1" meta:paragraph-count="4" meta:word-count="219" meta:character-count="2030" meta:non-whitespace-character-count="2030"/>
  </office:meta>
</office:document-meta>
</file>